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itle">
      <style:paragraph-properties fo:text-align="end" style:justify-single-word="false" style:writing-mode="rl-tb"/>
    </style:style>
    <style:style style:name="P2" style:family="paragraph" style:parent-style-name="Text_20_body">
      <style:paragraph-properties fo:text-align="end" style:justify-single-word="false" style:writing-mode="rl-tb"/>
      <style:text-properties officeooo:rsid="0005b815" officeooo:paragraph-rsid="0005b815"/>
    </style:style>
    <style:style style:name="P3" style:family="paragraph" style:parent-style-name="Text_20_body">
      <style:paragraph-properties fo:text-align="end" style:justify-single-word="false" style:writing-mode="rl-tb"/>
      <style:text-properties officeooo:rsid="0005b815" officeooo:paragraph-rsid="0006ceb2"/>
    </style:style>
    <style:style style:name="T1" style:family="text">
      <style:text-properties officeooo:rsid="0006ceb2"/>
    </style:style>
    <style:style style:name="T2" style:family="text">
      <style:text-properties officeooo:rsid="00083c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فهرست</text:p>
      <text:p text:style-name="P2">۱ شروع کار با ارلنگ.......................................................................................................................۱ </text:p>
      <text:p text:style-name="P2"><text:tab/>۱.۱ مقدمه.........................................................................................................................۱</text:p>
      <text:p text:style-name="P2"><text:tab/><text:tab/>۱.۱.۱ مقدمه............................................................................................................۱</text:p>
      <text:p text:style-name="P2"><text:tab/><text:tab/>۱.۱.۲ مطالب حذف شده............................................................................................۱</text:p>
      <text:p text:style-name="P2"><text:tab/>۱.۲ برنامه نویسی پی درپی.....................................................................................................۲</text:p>
      <text:p text:style-name="P2"><text:tab/><text:tab/>۱.۲.۱ پوسته‌ی ارلنگ................................................................................................۲</text:p>
      <text:p text:style-name="P2"><text:tab/><text:tab/>۱.۲.۲ ماژول‌ها و توابع................................................................................................۳</text:p>
      <text:p text:style-name="P2"><text:tab/><text:tab/>۱.۲.۳ اتم‌ها.............................................................................................................۵</text:p>
      <text:p text:style-name="P2"><text:tab/><text:tab/>۱.۲.۴ دوتایی‌ها........................................................................................................۶</text:p>
      <text:p text:style-name="P2"><text:tab/><text:tab/>۱.۲.۵ فهرست‌ها(لیست‌ها).........................................................................................۷</text:p>
      <text:p text:style-name="P2"><text:tab/><text:tab/>۱.۲.۶ ماژول‌های استاندارد و صفحات دستورالعمل.............................................................۹</text:p>
      <text:p text:style-name="P2"><text:tab/><text:tab/>۱.۲.۷ نوشتن یک خروجی در ترمینال...........................................................................۱۰</text:p>
      <text:p text:style-name="P2"><text:tab/><text:tab/>۱.۲.۸ یک مثال بزرگتر.............................................................................................۱۰</text:p>
      <text:p text:style-name="P2"><text:tab/><text:tab/>۱.۲.۹ تطابق،دامنه و نگهداری متغییرها..........................................................................۱۱</text:p>
      <text:p text:style-name="P2"><text:tab/><text:tab/>۱.۲.۱۰ مطالب بیشتر در مورد لیست‌ها.........................................................................۱۳</text:p>
      <text:p text:style-name="P2"><text:tab/><text:tab/>۱.۲.۱۱ شرط.........................................................................................................۱۷</text:p>
      <text:p text:style-name="P3"><text:tab/><text:tab/>۱.۲.۱<text:span text:style-name="T1">۲</text:span> ساخت یک تابع...........................................................................................۲۰</text:p>
      <text:p text:style-name="P3"><text:span text:style-name="T1"><text:tab/><text:tab/>۱.۲.۱۳ توابع مراتب بالاتر.........................................................................................۲۲</text:span></text:p>
      <text:p text:style-name="P2"><text:tab/>۱.۳ <text:span text:style-name="T1">برنامه نویسی هم‌زمان.....................................................................................................۲۴</text:span></text:p>
      <text:p text:style-name="P2"><text:tab/><text:tab/><text:span text:style-name="T2">۱.۳.۱ پردازش‌ها.....................................................................................................۲۴</text:span></text:p>
      <text:p text:style-name="P2"><text:tab/><text:tab/><text:span text:style-name="T2">۱.۳.۲ مسیج پسینگ................................................................................................۲۵</text:span></text:p>
      <text:p text:style-name="P2"><text:tab/><text:tab/><text:span text:style-name="T2">۱.۳.۳ نام پردازش‌های ثبت شده.................................................................................۲۹</text:span></text:p>
      <text:p text:style-name="P2"><text:tab/><text:tab/><text:span text:style-name="T2">۱.۳.۴ برنامه نویسی توزیع یافته...................................................................................۳۰</text:span></text:p>
      <text:p text:style-name="P2"><text:tab/><text:tab/><text:span text:style-name="T2">۱.۳.۵ یک مثال بزرگتر.............................................................................................۳۳</text:span></text:p>
      <text:p text:style-name="P2"/>
      <text:p text:style-name="P2"><text:soft-page-break/><text:tab/><text:span text:style-name="T2">۱.۴ خلاقیت.....................................................................................................................۴۰</text:span></text:p>
      <text:p text:style-name="P2"><text:tab/><text:tab/><text:span text:style-name="T2">۱.۴.۱ وقفه‌ها.........................................................................................................۴۱</text:span></text:p>
      <text:p text:style-name="P2"><text:tab/><text:tab/><text:span text:style-name="T2">۱.۴.۲ خطا گردانی...................................................................................................۴۲</text:span></text:p>
      <text:p text:style-name="P2"><text:tab/><text:tab/><text:span text:style-name="T2">۱.۴.۳ یک مثال بزرگتر با خلاقیت‌ها............................................................................۴۵</text:span></text:p>
      <text:p text:style-name="P2"><text:tab/><text:span text:style-name="T2">۱.۵ سوابق و درشت دستور‌ها(دستور‌های بزرگ)........................................................................۴۸</text:span></text:p>
      <text:p text:style-name="P2"><text:tab/><text:tab/><text:span text:style-name="T2">۱.۵.۱ یک مثال بزرگتر تقسیم شده در چندین فایل...........................................................۴۹</text:span></text:p>
      <text:p text:style-name="P2"><text:tab/><text:tab/><text:span text:style-name="T2">۱.۵.۲ فایل‌های سربرگ............................................................................................۵۲</text:span></text:p>
      <text:p text:style-name="P2"><text:tab/><text:tab/><text:span text:style-name="T2">۱.۵.۳ سوابق.........................................................................................................۵۳</text:span></text:p>
      <text:p text:style-name="P2"><text:tab/><text:tab/><text:span text:style-name="T2">۱.۵.۴ دستور‌های بزرگ(ماکروها)................................................................................۵۴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volt </meta:initial-creator>
    <meta:creation-date>2013-12-29T11:39:25.601984548</meta:creation-date>
    <dc:date>2013-12-29T12:17:37.568679360</dc:date>
    <dc:creator>revolt </dc:creator>
    <meta:editing-duration>PT16M58S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2" meta:paragraph-count="34" meta:word-count="128" meta:character-count="3901" meta:non-whitespace-character-count="3747"/>
  </office:meta>
</office:document-meta>
</file>